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apterClassLoader.defineClass( String name ,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dapterClassLoader.loadClass( String name , boolean resol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dapterClassLoader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apterClassLoader.find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apterClassLoader.getLoadedClas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dapterClassLoader.Adapter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apterClassLoader.put( String name ,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